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" table:style-name="ta1">
        <table:shapes>
          <draw:frame draw:z-index="0" draw:style-name="gr1" draw:text-style-name="P1" svg:width="159.99mm" svg:height="89.99mm" svg:x="75.88mm" svg:y="1mm">
            <loext:p draw:notify-on-update-of-ranges="cameraslog_3.A1:cameraslog_3.A1 cameraslog_3.A2:cameraslog_3.A1001 cameraslog_3.B1:cameraslog_3.B1 cameraslog_3.B2:cameraslog_3.B1001 cameraslog_3.A1:cameraslog_3.A1 cameraslog_3.A2:cameraslog_3.A1001 cameraslog_3.C1:cameraslog_3.C1 cameraslog_3.C2:cameraslog_3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64743" calcext:value-type="float">
            <text:p>6,1647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27126" calcext:value-type="float">
            <text:p>6,5271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84983" calcext:value-type="float">
            <text:p>6,3849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78628" calcext:value-type="float">
            <text:p>6,6786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15451" calcext:value-type="float">
            <text:p>6,4154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1789" calcext:value-type="float">
            <text:p>6,717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71303" calcext:value-type="float">
            <text:p>6,471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29566" calcext:value-type="float">
            <text:p>6,1295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82398" calcext:value-type="float">
            <text:p>6,3823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82398" calcext:value-type="float">
            <text:p>6,3823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324535" calcext:value-type="float">
            <text:p>6,3245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04785" calcext:value-type="float">
            <text:p>6,1047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43284" calcext:value-type="float">
            <text:p>6,0432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43284" calcext:value-type="float">
            <text:p>6,0432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304338" calcext:value-type="float">
            <text:p>6,3043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72152" calcext:value-type="float">
            <text:p>6,0721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196204" calcext:value-type="float">
            <text:p>6,1962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27129" calcext:value-type="float">
            <text:p>6,271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428951" calcext:value-type="float">
            <text:p>6,4289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07909" calcext:value-type="float">
            <text:p>6,8079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807909" calcext:value-type="float">
            <text:p>6,8079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07909" calcext:value-type="float">
            <text:p>6,8079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060755" calcext:value-type="float">
            <text:p>7,0607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14133" calcext:value-type="float">
            <text:p>6,814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60267" calcext:value-type="float">
            <text:p>6,602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859651" calcext:value-type="float">
            <text:p>6,859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859651" calcext:value-type="float">
            <text:p>6,859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859651" calcext:value-type="float">
            <text:p>6,859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59651" calcext:value-type="float">
            <text:p>6,859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59651" calcext:value-type="float">
            <text:p>6,859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9784" calcext:value-type="float">
            <text:p>6,697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69784" calcext:value-type="float">
            <text:p>6,697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06373" calcext:value-type="float">
            <text:p>6,6063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1634" calcext:value-type="float">
            <text:p>7,016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236072" calcext:value-type="float">
            <text:p>7,2360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271212" calcext:value-type="float">
            <text:p>7,2712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271212" calcext:value-type="float">
            <text:p>7,2712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08661" calcext:value-type="float">
            <text:p>7,08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08661" calcext:value-type="float">
            <text:p>7,08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56579" calcext:value-type="float">
            <text:p>6,856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161106" calcext:value-type="float">
            <text:p>7,161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711831" calcext:value-type="float">
            <text:p>6,7118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711831" calcext:value-type="float">
            <text:p>6,7118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711831" calcext:value-type="float">
            <text:p>6,7118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11831" calcext:value-type="float">
            <text:p>6,7118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711831" calcext:value-type="float">
            <text:p>6,7118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719464" calcext:value-type="float">
            <text:p>6,7194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719464" calcext:value-type="float">
            <text:p>6,7194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259868" calcext:value-type="float">
            <text:p>6,2598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59868" calcext:value-type="float">
            <text:p>6,2598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259868" calcext:value-type="float">
            <text:p>6,2598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259868" calcext:value-type="float">
            <text:p>6,2598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259868" calcext:value-type="float">
            <text:p>6,2598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34307" calcext:value-type="float">
            <text:p>6,34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34307" calcext:value-type="float">
            <text:p>6,34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500744" calcext:value-type="float">
            <text:p>6,5007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500744" calcext:value-type="float">
            <text:p>6,5007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571616" calcext:value-type="float">
            <text:p>6,5716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896224" calcext:value-type="float">
            <text:p>6,896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18345" calcext:value-type="float">
            <text:p>6,8183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610986" calcext:value-type="float">
            <text:p>6,6109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610986" calcext:value-type="float">
            <text:p>6,6109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610986" calcext:value-type="float">
            <text:p>6,6109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85246" calcext:value-type="float">
            <text:p>6,7852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85246" calcext:value-type="float">
            <text:p>6,7852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85246" calcext:value-type="float">
            <text:p>6,7852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85246" calcext:value-type="float">
            <text:p>6,7852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228293" calcext:value-type="float">
            <text:p>7,2282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228293" calcext:value-type="float">
            <text:p>7,2282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184877" calcext:value-type="float">
            <text:p>7,1848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184877" calcext:value-type="float">
            <text:p>7,1848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184877" calcext:value-type="float">
            <text:p>7,1848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184877" calcext:value-type="float">
            <text:p>7,1848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810065" calcext:value-type="float">
            <text:p>6,810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963657" calcext:value-type="float">
            <text:p>6,9636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963657" calcext:value-type="float">
            <text:p>6,9636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963657" calcext:value-type="float">
            <text:p>6,9636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963657" calcext:value-type="float">
            <text:p>6,9636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25282" calcext:value-type="float">
            <text:p>6,72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098027" calcext:value-type="float">
            <text:p>7,0980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098027" calcext:value-type="float">
            <text:p>7,0980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038051" calcext:value-type="float">
            <text:p>7,038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85992" calcext:value-type="float">
            <text:p>6,685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85992" calcext:value-type="float">
            <text:p>6,685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685992" calcext:value-type="float">
            <text:p>6,685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08742" calcext:value-type="float">
            <text:p>6,7087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08742" calcext:value-type="float">
            <text:p>6,7087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08742" calcext:value-type="float">
            <text:p>6,7087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08742" calcext:value-type="float">
            <text:p>6,7087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97058" calcext:value-type="float">
            <text:p>6,7970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97058" calcext:value-type="float">
            <text:p>6,7970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97058" calcext:value-type="float">
            <text:p>6,7970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97058" calcext:value-type="float">
            <text:p>6,7970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97058" calcext:value-type="float">
            <text:p>6,7970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72127" calcext:value-type="float">
            <text:p>6,872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3917" calcext:value-type="float">
            <text:p>6,73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940312" calcext:value-type="float">
            <text:p>6,940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940312" calcext:value-type="float">
            <text:p>6,940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66799" calcext:value-type="float">
            <text:p>6,666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66799" calcext:value-type="float">
            <text:p>6,666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952725" calcext:value-type="float">
            <text:p>6,9527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952725" calcext:value-type="float">
            <text:p>6,9527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584101" calcext:value-type="float">
            <text:p>6,584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83221" calcext:value-type="float">
            <text:p>6,7832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83221" calcext:value-type="float">
            <text:p>6,7832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543" calcext:value-type="float">
            <text:p>6,75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09749" calcext:value-type="float">
            <text:p>6,5097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09749" calcext:value-type="float">
            <text:p>6,5097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09749" calcext:value-type="float">
            <text:p>6,5097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509749" calcext:value-type="float">
            <text:p>6,5097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48073" calcext:value-type="float">
            <text:p>6,7480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56463" calcext:value-type="float">
            <text:p>6,6564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29038" calcext:value-type="float">
            <text:p>6,6290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36798" calcext:value-type="float">
            <text:p>6,367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327165" calcext:value-type="float">
            <text:p>6,327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327165" calcext:value-type="float">
            <text:p>6,327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27165" calcext:value-type="float">
            <text:p>6,327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27165" calcext:value-type="float">
            <text:p>6,327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27165" calcext:value-type="float">
            <text:p>6,327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331299" calcext:value-type="float">
            <text:p>6,3312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138432" calcext:value-type="float">
            <text:p>6,1384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138432" calcext:value-type="float">
            <text:p>6,1384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358182" calcext:value-type="float">
            <text:p>6,358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358182" calcext:value-type="float">
            <text:p>6,358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358182" calcext:value-type="float">
            <text:p>6,358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358182" calcext:value-type="float">
            <text:p>6,358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358182" calcext:value-type="float">
            <text:p>6,358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358182" calcext:value-type="float">
            <text:p>6,358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358182" calcext:value-type="float">
            <text:p>6,3581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209363" calcext:value-type="float">
            <text:p>6,2093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921389" calcext:value-type="float">
            <text:p>5,9213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921389" calcext:value-type="float">
            <text:p>5,9213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921389" calcext:value-type="float">
            <text:p>5,9213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981321" calcext:value-type="float">
            <text:p>5,9813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935832" calcext:value-type="float">
            <text:p>5,935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730557" calcext:value-type="float">
            <text:p>5,7305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754813" calcext:value-type="float">
            <text:p>5,754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754813" calcext:value-type="float">
            <text:p>5,754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754813" calcext:value-type="float">
            <text:p>5,754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666465" calcext:value-type="float">
            <text:p>5,6664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666465" calcext:value-type="float">
            <text:p>5,6664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436411" calcext:value-type="float">
            <text:p>5,436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37025" calcext:value-type="float">
            <text:p>5,370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37025" calcext:value-type="float">
            <text:p>5,370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527931" calcext:value-type="float">
            <text:p>5,527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534131" calcext:value-type="float">
            <text:p>5,5341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534131" calcext:value-type="float">
            <text:p>5,5341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534131" calcext:value-type="float">
            <text:p>5,5341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539796" calcext:value-type="float">
            <text:p>5,5397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539796" calcext:value-type="float">
            <text:p>5,5397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486035" calcext:value-type="float">
            <text:p>5,486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486035" calcext:value-type="float">
            <text:p>5,486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486035" calcext:value-type="float">
            <text:p>5,486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406914" calcext:value-type="float">
            <text:p>5,406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376437" calcext:value-type="float">
            <text:p>5,3764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376437" calcext:value-type="float">
            <text:p>5,3764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376437" calcext:value-type="float">
            <text:p>5,3764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317904" calcext:value-type="float">
            <text:p>5,3179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317904" calcext:value-type="float">
            <text:p>5,3179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177309" calcext:value-type="float">
            <text:p>5,177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177309" calcext:value-type="float">
            <text:p>5,177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177309" calcext:value-type="float">
            <text:p>5,177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177309" calcext:value-type="float">
            <text:p>5,177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177309" calcext:value-type="float">
            <text:p>5,177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177309" calcext:value-type="float">
            <text:p>5,177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146289" calcext:value-type="float">
            <text:p>5,146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92031" calcext:value-type="float">
            <text:p>4,92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92031" calcext:value-type="float">
            <text:p>4,92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92031" calcext:value-type="float">
            <text:p>4,92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92031" calcext:value-type="float">
            <text:p>4,92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940498" calcext:value-type="float">
            <text:p>4,9404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937028" calcext:value-type="float">
            <text:p>4,937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852232" calcext:value-type="float">
            <text:p>4,8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871357" calcext:value-type="float">
            <text:p>4,871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871357" calcext:value-type="float">
            <text:p>4,871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871357" calcext:value-type="float">
            <text:p>4,871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871357" calcext:value-type="float">
            <text:p>4,871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819113" calcext:value-type="float">
            <text:p>4,81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808821" calcext:value-type="float">
            <text:p>4,808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808821" calcext:value-type="float">
            <text:p>4,808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808821" calcext:value-type="float">
            <text:p>4,808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715235" calcext:value-type="float">
            <text:p>4,715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56429" calcext:value-type="float">
            <text:p>4,56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40028" calcext:value-type="float">
            <text:p>4,5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494536" calcext:value-type="float">
            <text:p>4,494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494536" calcext:value-type="float">
            <text:p>4,494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494536" calcext:value-type="float">
            <text:p>4,494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494536" calcext:value-type="float">
            <text:p>4,494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494536" calcext:value-type="float">
            <text:p>4,494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494536" calcext:value-type="float">
            <text:p>4,494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488326" calcext:value-type="float">
            <text:p>4,488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488326" calcext:value-type="float">
            <text:p>4,488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488326" calcext:value-type="float">
            <text:p>4,488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488326" calcext:value-type="float">
            <text:p>4,488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488326" calcext:value-type="float">
            <text:p>4,488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488326" calcext:value-type="float">
            <text:p>4,488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488326" calcext:value-type="float">
            <text:p>4,488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465576" calcext:value-type="float">
            <text:p>4,46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49816" calcext:value-type="float">
            <text:p>4,49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49816" calcext:value-type="float">
            <text:p>4,49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49816" calcext:value-type="float">
            <text:p>4,49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49816" calcext:value-type="float">
            <text:p>4,49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49816" calcext:value-type="float">
            <text:p>4,49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49816" calcext:value-type="float">
            <text:p>4,49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49816" calcext:value-type="float">
            <text:p>4,49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495625" calcext:value-type="float">
            <text:p>4,495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472319" calcext:value-type="float">
            <text:p>4,472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480595" calcext:value-type="float">
            <text:p>4,480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480595" calcext:value-type="float">
            <text:p>4,480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480595" calcext:value-type="float">
            <text:p>4,480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480595" calcext:value-type="float">
            <text:p>4,480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499742" calcext:value-type="float">
            <text:p>4,499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506485" calcext:value-type="float">
            <text:p>4,506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312577" calcext:value-type="float">
            <text:p>4,312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165238" calcext:value-type="float">
            <text:p>4,16523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2:50:11.030000000</dc:date>
    <meta:editing-duration>PT1M31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3.A1:cameraslog_3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3.B2:cameraslog_3.B1001" chart:label-cell-address="cameraslog_3.B1:cameraslog_3.B1" chart:class="chart:scatter">
            <chart:domain table:cell-range-address="cameraslog_3.A2:cameraslog_3.A1001"/>
            <chart:data-point chart:repeated="1000"/>
          </chart:series>
          <chart:series chart:style-name="ch8" chart:values-cell-range-address="cameraslog_3.C2:cameraslog_3.C1001" chart:label-cell-address="cameraslog_3.C1:cameraslog_3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3.B1:cameraslog_3.B1</svg:desc>
                </draw:g>
              </table:table-cell>
              <table:table-cell office:value-type="string">
                <text:p>number of cameras</text:p>
                <draw:g>
                  <svg:desc>cameraslog_3.C1:cameraslog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3.A2:cameraslog_3.A1001</svg:desc>
                </draw:g>
              </table:table-cell>
              <table:table-cell office:value-type="float" office:value="6.164743">
                <text:p>6.164743</text:p>
                <draw:g>
                  <svg:desc>cameraslog_3.B2:cameraslog_3.B1001</svg:desc>
                </draw:g>
              </table:table-cell>
              <table:table-cell office:value-type="float" office:value="13">
                <text:p>13</text:p>
                <draw:g>
                  <svg:desc>cameraslog_3.C2:cameraslog_3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27126">
                <text:p>6.527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84983">
                <text:p>6.384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678628">
                <text:p>6.6786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415451">
                <text:p>6.4154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71789">
                <text:p>6.71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471303">
                <text:p>6.4713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129566">
                <text:p>6.129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382398">
                <text:p>6.3823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382398">
                <text:p>6.3823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324535">
                <text:p>6.3245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104785">
                <text:p>6.104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043284">
                <text:p>6.0432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043284">
                <text:p>6.0432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304338">
                <text:p>6.3043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072152">
                <text:p>6.0721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196204">
                <text:p>6.1962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27129">
                <text:p>6.27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428951">
                <text:p>6.4289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807909">
                <text:p>6.807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807909">
                <text:p>6.807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807909">
                <text:p>6.807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060755">
                <text:p>7.060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814133">
                <text:p>6.8141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60267">
                <text:p>6.602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859651">
                <text:p>6.859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859651">
                <text:p>6.859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859651">
                <text:p>6.859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859651">
                <text:p>6.859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859651">
                <text:p>6.859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69784">
                <text:p>6.697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69784">
                <text:p>6.697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606373">
                <text:p>6.6063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01634">
                <text:p>7.01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236072">
                <text:p>7.2360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271212">
                <text:p>7.271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271212">
                <text:p>7.271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08661">
                <text:p>7.08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8661">
                <text:p>7.08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856579">
                <text:p>6.8565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161106">
                <text:p>7.161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711831">
                <text:p>6.711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711831">
                <text:p>6.711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711831">
                <text:p>6.711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711831">
                <text:p>6.711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711831">
                <text:p>6.711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719464">
                <text:p>6.719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719464">
                <text:p>6.719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259868">
                <text:p>6.2598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259868">
                <text:p>6.2598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259868">
                <text:p>6.2598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259868">
                <text:p>6.2598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259868">
                <text:p>6.2598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34307">
                <text:p>6.34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34307">
                <text:p>6.34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500744">
                <text:p>6.5007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500744">
                <text:p>6.5007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571616">
                <text:p>6.5716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.896224">
                <text:p>6.896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818345">
                <text:p>6.818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610986">
                <text:p>6.6109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610986">
                <text:p>6.6109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610986">
                <text:p>6.6109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785246">
                <text:p>6.785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785246">
                <text:p>6.785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785246">
                <text:p>6.785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785246">
                <text:p>6.785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228293">
                <text:p>7.2282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228293">
                <text:p>7.2282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184877">
                <text:p>7.1848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184877">
                <text:p>7.1848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184877">
                <text:p>7.1848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184877">
                <text:p>7.1848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810065">
                <text:p>6.810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963657">
                <text:p>6.9636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.963657">
                <text:p>6.9636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.963657">
                <text:p>6.9636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963657">
                <text:p>6.9636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725282">
                <text:p>6.72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098027">
                <text:p>7.0980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098027">
                <text:p>7.0980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038051">
                <text:p>7.0380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685992">
                <text:p>6.6859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685992">
                <text:p>6.6859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685992">
                <text:p>6.6859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708742">
                <text:p>6.7087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708742">
                <text:p>6.7087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708742">
                <text:p>6.7087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708742">
                <text:p>6.7087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797058">
                <text:p>6.7970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797058">
                <text:p>6.7970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797058">
                <text:p>6.7970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797058">
                <text:p>6.7970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797058">
                <text:p>6.7970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872127">
                <text:p>6.872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73917">
                <text:p>6.73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940312">
                <text:p>6.940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940312">
                <text:p>6.940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666799">
                <text:p>6.666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666799">
                <text:p>6.666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952725">
                <text:p>6.9527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952725">
                <text:p>6.9527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584101">
                <text:p>6.584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783221">
                <text:p>6.7832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783221">
                <text:p>6.7832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7543">
                <text:p>6.75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509749">
                <text:p>6.5097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509749">
                <text:p>6.5097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509749">
                <text:p>6.5097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509749">
                <text:p>6.5097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748073">
                <text:p>6.7480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656463">
                <text:p>6.6564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629038">
                <text:p>6.6290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36798">
                <text:p>6.36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327165">
                <text:p>6.327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327165">
                <text:p>6.327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327165">
                <text:p>6.327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327165">
                <text:p>6.327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327165">
                <text:p>6.327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.331299">
                <text:p>6.331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138432">
                <text:p>6.1384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138432">
                <text:p>6.1384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358182">
                <text:p>6.358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358182">
                <text:p>6.358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358182">
                <text:p>6.358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358182">
                <text:p>6.358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358182">
                <text:p>6.358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358182">
                <text:p>6.358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358182">
                <text:p>6.358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209363">
                <text:p>6.2093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921389">
                <text:p>5.921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921389">
                <text:p>5.921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921389">
                <text:p>5.921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981321">
                <text:p>5.98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935832">
                <text:p>5.935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730557">
                <text:p>5.7305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754813">
                <text:p>5.7548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754813">
                <text:p>5.7548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754813">
                <text:p>5.7548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666465">
                <text:p>5.666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666465">
                <text:p>5.666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436411">
                <text:p>5.436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37025">
                <text:p>5.370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37025">
                <text:p>5.370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527931">
                <text:p>5.527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534131">
                <text:p>5.5341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534131">
                <text:p>5.5341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534131">
                <text:p>5.5341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539796">
                <text:p>5.539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539796">
                <text:p>5.539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486035">
                <text:p>5.486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486035">
                <text:p>5.486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486035">
                <text:p>5.486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406914">
                <text:p>5.406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376437">
                <text:p>5.3764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376437">
                <text:p>5.3764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376437">
                <text:p>5.3764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317904">
                <text:p>5.317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317904">
                <text:p>5.317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177309">
                <text:p>5.177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177309">
                <text:p>5.177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177309">
                <text:p>5.177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177309">
                <text:p>5.177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177309">
                <text:p>5.177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177309">
                <text:p>5.177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146289">
                <text:p>5.146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.92031">
                <text:p>4.920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.92031">
                <text:p>4.920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92031">
                <text:p>4.920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.92031">
                <text:p>4.920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.940498">
                <text:p>4.940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.937028">
                <text:p>4.937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852232">
                <text:p>4.8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871357">
                <text:p>4.8713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871357">
                <text:p>4.8713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871357">
                <text:p>4.8713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871357">
                <text:p>4.8713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819113">
                <text:p>4.819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808821">
                <text:p>4.808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808821">
                <text:p>4.808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808821">
                <text:p>4.808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715235">
                <text:p>4.715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56429">
                <text:p>4.56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540028">
                <text:p>4.5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494536">
                <text:p>4.494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494536">
                <text:p>4.494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494536">
                <text:p>4.494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494536">
                <text:p>4.494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494536">
                <text:p>4.494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494536">
                <text:p>4.494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488326">
                <text:p>4.488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488326">
                <text:p>4.488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488326">
                <text:p>4.488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488326">
                <text:p>4.488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488326">
                <text:p>4.488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488326">
                <text:p>4.488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488326">
                <text:p>4.488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465576">
                <text:p>4.465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49816">
                <text:p>4.49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49816">
                <text:p>4.49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49816">
                <text:p>4.49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49816">
                <text:p>4.49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49816">
                <text:p>4.49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49816">
                <text:p>4.49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49816">
                <text:p>4.49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495625">
                <text:p>4.495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472319">
                <text:p>4.472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480595">
                <text:p>4.4805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480595">
                <text:p>4.4805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480595">
                <text:p>4.4805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480595">
                <text:p>4.4805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499742">
                <text:p>4.499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506485">
                <text:p>4.506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312577">
                <text:p>4.312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165238">
                <text:p>4.16523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